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7c6" officeooo:paragraph-rsid="000037c6"/>
    </style:style>
    <style:style style:name="P2" style:family="paragraph" style:parent-style-name="Standard">
      <style:text-properties fo:language="en" fo:country="US" officeooo:rsid="000037c6" officeooo:paragraph-rsid="000037c6"/>
    </style:style>
    <style:style style:name="P3" style:family="paragraph" style:parent-style-name="Standard">
      <style:text-properties officeooo:paragraph-rsid="000037c6"/>
    </style:style>
    <style:style style:name="P4" style:family="paragraph" style:parent-style-name="Standard" style:list-style-name="L1">
      <style:text-properties fo:language="en" fo:country="US" officeooo:rsid="000037c6" officeooo:paragraph-rsid="000037c6"/>
    </style:style>
    <style:style style:name="P5" style:family="paragraph" style:parent-style-name="Standard" style:list-style-name="L1">
      <style:text-properties fo:language="en" fo:country="US" officeooo:rsid="000037c6" officeooo:paragraph-rsid="00017fa8"/>
    </style:style>
    <style:style style:name="P6" style:family="paragraph" style:parent-style-name="Standard">
      <style:text-properties fo:language="en" fo:country="US" officeooo:rsid="000037c6" officeooo:paragraph-rsid="000037c6"/>
    </style:style>
    <style:style style:name="P7" style:family="paragraph" style:parent-style-name="Standard" style:list-style-name="L1">
      <style:text-properties fo:language="en" fo:country="US" officeooo:rsid="00031b74" officeooo:paragraph-rsid="00031b74"/>
    </style:style>
    <style:style style:name="P8" style:family="paragraph" style:parent-style-name="Standard">
      <style:text-properties fo:language="en" fo:country="US" officeooo:rsid="00031b74" officeooo:paragraph-rsid="00031b74"/>
    </style:style>
    <style:style style:name="P9" style:family="paragraph" style:parent-style-name="Standard" style:list-style-name="L1">
      <style:text-properties fo:language="en" fo:country="US" officeooo:rsid="0003f0c0" officeooo:paragraph-rsid="0003f0c0"/>
    </style:style>
    <style:style style:name="P10" style:family="paragraph" style:parent-style-name="Standard">
      <style:text-properties fo:language="en" fo:country="US" officeooo:rsid="0003f0c0" officeooo:paragraph-rsid="0003f0c0"/>
    </style:style>
    <style:style style:name="P11" style:family="paragraph" style:parent-style-name="Standard">
      <style:text-properties officeooo:rsid="000037c6" officeooo:paragraph-rsid="0001c890"/>
    </style:style>
    <style:style style:name="P12" style:family="paragraph" style:parent-style-name="Standard" style:list-style-name="L2">
      <style:text-properties officeooo:paragraph-rsid="000037c6"/>
    </style:style>
    <style:style style:name="P13" style:family="paragraph" style:parent-style-name="Standard">
      <style:text-properties style:font-name="Andale Mono" fo:language="en" fo:country="US" officeooo:rsid="00031b74" officeooo:paragraph-rsid="00031b74"/>
    </style:style>
    <style:style style:name="T1" style:family="text">
      <style:text-properties fo:language="en" fo:country="US"/>
    </style:style>
    <style:style style:name="T2" style:family="text">
      <style:text-properties officeooo:rsid="00017fa8"/>
    </style:style>
    <style:style style:name="T3" style:family="text">
      <style:text-properties officeooo:rsid="0001c8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ndale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MSEN DSS tool installation instructions</text:h>
      <text:p text:style-name="P2"/>
      <text:list xml:id="list171163445905548268" text:style-name="L1">
        <text:list-item>
          <text:p text:style-name="P4">Installation of ruby and rails</text:p>
        </text:list-item>
      </text:list>
      <text:p text:style-name="P3"/>
      <text:p text:style-name="P1"><text:span text:style-name="T1">Follow the instructions at </text:span><text:a xlink:type="simple" xlink:href="https://gorails.com/setup/ubuntu/14.04">https://gorails.com/setup/ubuntu/14.04</text:a></text:p>
      <text:p text:style-name="P1"/>
      <text:list xml:id="list180136969515770" text:continue-numbering="true" text:style-name="L1">
        <text:list-item>
          <text:p text:style-name="P5">Installation of <text:span text:style-name="T2">postgresql</text:span> database</text:p>
        </text:list-item>
      </text:list>
      <text:p text:style-name="P1"/>
      <text:p text:style-name="P11">Follow the instructions at <text:a xlink:type="simple" xlink:href="https://help.ubuntu.com/community/PostgreSQL"><text:span text:style-name="T3">https://help.ubuntu.com/community/PostgreSQL</text:span></text:a><text:span text:style-name="T3">. Setup database and database user.</text:span></text:p>
      <text:p text:style-name="P2"/>
      <text:list xml:id="list180138282731466" text:continue-numbering="true" text:style-name="L1">
        <text:list-item>
          <text:p text:style-name="P7">Install rabbitmq messaging service</text:p>
        </text:list-item>
      </text:list>
      <text:p text:style-name="P8">Follow the instructions at <text:a xlink:type="simple" xlink:href="https://www.rabbitmq.com/install-debian.html">https://www.rabbitmq.com/install-debian.html</text:a></text:p>
      <text:p text:style-name="P8"><text:span text:style-name="T4"/></text:p>
      <text:list xml:id="list180136819263498" text:continue-numbering="true" text:style-name="L1">
        <text:list-item>
          <text:p text:style-name="P7">Extract the project files, and enter the directory</text:p>
        </text:list-item>
      </text:list>
      <text:p text:style-name="P13">tar zxvf dashboard.tar.gz</text:p>
      <text:p text:style-name="P13">cd dashboard</text:p>
      <text:p text:style-name="P8"/>
      <text:list xml:id="list180138202593475" text:continue-numbering="true" text:style-name="L1">
        <text:list-item>
          <text:p text:style-name="P9">Setup database connection </text:p>
        </text:list-item>
      </text:list>
      <text:p text:style-name="Standard">Edit file <text:span text:style-name="T5">config/database.yml</text:span></text:p>
      <text:p text:style-name="P8"/>
      <text:p text:style-name="P8"/>
      <text:list xml:id="list180136964116841" text:continue-numbering="true" text:style-name="L1">
        <text:list-item>
          <text:p text:style-name="P9">Setup rabbitmq connection</text:p>
        </text:list-item>
      </text:list>
      <text:p text:style-name="P10">Edit file <text:span text:style-name="T5">config/rabbitmq.yml</text:span></text:p>
      <text:p text:style-name="P10"/>
      <text:list xml:id="list180138695995652" text:continue-numbering="true" text:style-name="L1">
        <text:list-item>
          <text:p text:style-name="P9">Install missing gems</text:p>
        </text:list-item>
      </text:list>
      <text:p text:style-name="P10">execute <text:span text:style-name="T5">bundle install</text:span></text:p>
      <text:p text:style-name="P10"/>
      <text:list xml:id="list180137353152403" text:continue-numbering="true" text:style-name="L1">
        <text:list-item>
          <text:p text:style-name="P9">Setup the Database</text:p>
        </text:list-item>
      </text:list>
      <text:p text:style-name="P10"/>
      <text:p text:style-name="P10">execute <text:span text:style-name="T5">rake db:migrate</text:span></text:p>
      <text:p text:style-name="P10"/>
      <text:list xml:id="list180138923766285" text:continue-numbering="true" text:style-name="L1">
        <text:list-item>
          <text:p text:style-name="P9">Run the server</text:p>
        </text:list-item>
      </text:list>
      <text:p text:style-name="P10"/>
      <text:p text:style-name="P10">execute <text:span text:style-name="T5">rails s</text:span></text:p>
      <text:p text:style-name="P10"/>
      <text:list xml:id="list180137647312142" text:continue-numbering="true" text:style-name="L1">
        <text:list-item>
          <text:p text:style-name="P9">Browse to <text:a xlink:type="simple" xlink:href="http://localhost:3000/">http://localhost:3000</text:a>, enter username: <text:a xlink:type="simple" xlink:href="mailto:admin@test.com">admin@test.com</text:a>, password: vimsenadmin</text:p>
        </text:list-item>
      </text:list>
      <text:list xml:id="list3336799694626898064" text:style-name="L2">
        <text:list-header>
          <text:p text:style-name="P12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LM Mono 12" fo:font-family="'LM Mono 12'" style:font-style-name="12 Regular" style:font-pitch="fixed" fo:language="en" fo:country="US" officeooo:rsid="0003f0c0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22:49.411945867</meta:creation-date>
    <dc:date>2015-07-01T18:01:36.608128990</dc:date>
    <meta:editing-duration>PT5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99" meta:character-count="797" meta:non-whitespace-character-count="728"/>
  </office:meta>
</office:document-meta>
</file>